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453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589in" fo:break-before="auto" style:use-optimal-row-height="fals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3484in" fo:break-before="auto" style:use-optimal-row-height="tru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5772in" fo:break-before="auto" style:use-optimal-row-height="false"/>
    </style:style>
    <style:style style:name="ro15" style:family="table-row">
      <style:table-row-properties style:row-height="0.5535in" fo:break-before="auto" style:use-optimal-row-height="false"/>
    </style:style>
    <style:style style:name="ro16" style:family="table-row">
      <style:table-row-properties style:row-height="0.6236in" fo:break-before="auto" style:use-optimal-row-height="false"/>
    </style:style>
    <style:style style:name="ro17" style:family="table-row">
      <style:table-row-properties style:row-height="0.1953in" fo:break-before="auto" style:use-optimal-row-height="true"/>
    </style:style>
    <style:style style:name="ro18" style:family="table-row">
      <style:table-row-properties style:row-height="1.1811in" fo:break-before="auto" style:use-optimal-row-height="true"/>
    </style:style>
    <style:style style:name="ro19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0.1799in" fo:break-before="auto" style:use-optimal-row-height="false"/>
    </style:style>
    <style:style style:name="ro21" style:family="table-row">
      <style:table-row-properties style:row-height="0.2201in" fo:break-before="auto" style:use-optimal-row-height="false"/>
    </style:style>
    <style:style style:name="ro22" style:family="table-row">
      <style:table-row-properties style:row-height="1.2953in" fo:break-before="auto" style:use-optimal-row-height="fals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8764in" fo:break-before="auto" style:use-optimal-row-height="false"/>
    </style:style>
    <style:style style:name="ro25" style:family="table-row">
      <style:table-row-properties style:row-height="1.0661in" fo:break-before="auto" style:use-optimal-row-height="false"/>
    </style:style>
    <style:style style:name="ro26" style:family="table-row">
      <style:table-row-properties style:row-height="0.9299in" fo:break-before="auto" style:use-optimal-row-height="false"/>
    </style:style>
    <style:style style:name="ro27" style:family="table-row">
      <style:table-row-properties style:row-height="1.0126in" fo:break-before="auto" style:use-optimal-row-height="false"/>
    </style:style>
    <style:style style:name="ro28" style:family="table-row">
      <style:table-row-properties style:row-height="0.9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style:text-align-source="fix" style:repeat-content="false" fo:wrap-option="wrap" fo:border="0.0346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ext-properties fo:font-size="11pt" style:font-size-asian="11pt" style:font-size-complex="11pt"/>
    </style:style>
    <style:style style:name="ce62" style:family="table-cell" style:parent-style-name="Default">
      <style:table-cell-properties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none" fo:border-left="0.0346in solid #000000" fo:border-right="0.0346in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order-bottom="0.0346in solid #000000" fo:border-left="0.0346in solid #000000" fo:border-right="0.0346in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69" style:family="table-cell" style:parent-style-name="Default">
      <style:table-cell-properties fo:background-color="#dddddd" fo:border="0.0346in solid #000000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wrap-option="wrap"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="0.0346in solid #000000" style:vertical-align="middle"/>
      <style:text-properties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wrap-option="wrap"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order-bottom="0.0346in solid #000000" fo:background-color="#ffffff" fo:border-left="0.0346in solid #000000" fo:border-right="none" fo:border-top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none" fo:border-top="none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ff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order-bottom="0.0346in solid #000000" fo:border-left="0.0346in solid #000000" fo:border-right="0.0138in solid #000000" fo:border-top="0.0138in solid #000000" style:vertical-align="top"/>
      <style:text-properties style:font-name="Arial" fo:font-size="10pt" style:font-size-asian="10pt" style:font-size-complex="10pt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order-bottom="0.0138in solid #000000" fo:border-left="0.0346in solid #000000" fo:border-right="0.0138in solid #000000" fo:border-top="0.0138in solid #000000" style:vertical-align="top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138in solid #000000" fo:border-left="0.0346in solid #000000" fo:border-right="0.0346in solid #000000" fo:border-top="0.013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ackground-color="#dddddd" fo:border="none" style:vertical-align="top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138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="none" style:vertical-align="top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fo:border-bottom="0.0346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0.0138in solid #000000" fo:border-left="0.0346in solid #000000" fo:border-right="0.0346in solid #000000" fo:border-top="0.0346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2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order-bottom="0.0138in solid #000000" fo:border-left="0.0346in solid #000000" fo:border-right="0.0346in solid #000000" fo:border-top="0.0346in solid #000000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138in solid #000000" fo:border-left="0.0346in solid #000000" fo:border-right="0.0138in solid #000000" fo:border-top="0.0346in solid #000000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0pt" style:font-size-asian="10pt" style:font-size-complex="10pt"/>
    </style:style>
    <style:style style:name="ce14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0pt" style:font-size-asian="10pt" style:font-size-complex="10pt"/>
    </style:style>
    <style:style style:name="ce146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style:font-size-asian="10pt" style:font-size-complex="10pt"/>
    </style:style>
    <style:style style:name="ce148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style:font-size-asian="10pt" style:font-size-complex="10pt"/>
    </style:style>
    <style:style style:name="ce149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5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6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63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68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9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1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77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8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9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0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3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6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9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98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0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0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5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order-bottom="0.0138in solid #000000" fo:border-left="0.0138in solid #000000" fo:border-right="0.0346in solid #000000" fo:border-top="0.0346in solid #000000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6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17" style:family="table-cell" style:parent-style-name="Default">
      <style:table-cell-properties fo:border-bottom="0.0138in solid #000000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346in solid #000000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220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21" style:family="table-cell" style:parent-style-name="Default">
      <style:table-cell-properties fo:wrap-option="wrap" style:vertical-align="top"/>
    </style:style>
    <style:style style:name="ce222" style:family="table-cell" style:parent-style-name="Default">
      <style:table-cell-properties style:vertical-align="top"/>
    </style:style>
    <style:style style:name="ce223" style:family="table-cell" style:parent-style-name="Default">
      <style:table-cell-properties fo:background-color="#ffffff" style:vertical-align="top"/>
    </style:style>
    <style:style style:name="ce224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79"/>
        <table:table-column table:style-name="co5" table:default-cell-style-name="ce80"/>
        <table:table-column table:style-name="co6" table:default-cell-style-name="ce80"/>
        <table:table-column table:style-name="co7" table:default-cell-style-name="ce80"/>
        <table:table-column table:style-name="co8" table:default-cell-style-name="ce109"/>
        <table:table-column table:style-name="co9" table:number-columns-repeated="2" table:default-cell-style-name="ce151"/>
        <table:table-column table:style-name="co10" table:default-cell-style-name="ce151"/>
        <table:table-column table:style-name="co11" table:default-cell-style-name="ce109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style-name="ce48"/>
          <table:covered-table-cell table:number-columns-repeated="8"/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81"/>
          <table:table-cell table:style-name="ce110" office:value-type="string" table:number-columns-spanned="5" table:number-rows-spanned="1">
            <text:p>Register Fields</text:p>
          </table:table-cell>
          <table:covered-table-cell table:number-columns-repeated="3" table:style-name="ce152"/>
          <table:covered-table-cell table:style-name="ce190"/>
          <table:table-cell table:number-columns-repeated="1012"/>
        </table:table-row>
        <table:table-row table:style-name="ro3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82" office:value-type="string">
            <text:p>Offset</text:p>
          </table:table-cell>
          <table:table-cell table:style-name="ce82" office:value-type="string">
            <text:p>Size</text:p>
          </table:table-cell>
          <table:table-cell table:style-name="ce99" office:value-type="string">
            <text:p>Type</text:p>
          </table:table-cell>
          <table:table-cell table:style-name="ce111" office:value-type="string">
            <text:p>Name </text:p>
          </table:table-cell>
          <table:table-cell table:style-name="ce153" office:value-type="string">
            <text:p>Bit(s)</text:p>
          </table:table-cell>
          <table:table-cell table:style-name="ce153" office:value-type="string">
            <text:p>Type</text:p>
          </table:table-cell>
          <table:table-cell table:style-name="ce153" office:value-type="string">
            <text:p>Default</text:p>
          </table:table-cell>
          <table:table-cell table:style-name="ce191" office:value-type="string">
            <text:p>Description</text:p>
          </table:table-cell>
          <table:table-cell table:style-name="ce48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83" table:number-columns-repeated="3"/>
          <table:table-cell table:style-name="ce112"/>
          <table:table-cell table:style-name="ce154" table:number-columns-repeated="3"/>
          <table:table-cell table:style-name="ce112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<text:s/>EMIF[0:3] Configuration Registers</text:p>
            </table:table-cell>
            <table:covered-table-cell table:number-columns-repeated="2" table:style-name="ce85"/>
            <table:covered-table-cell table:style-name="ce100"/>
            <table:covered-table-cell table:style-name="ce114"/>
            <table:covered-table-cell table:number-columns-repeated="3" table:style-name="ce155"/>
            <table:covered-table-cell table:style-name="ce193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86" office:value-type="string" table:number-columns-spanned="1" table:number-rows-spanned="2">
                <text:p>0x00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56"/>
              <table:covered-table-cell table:style-name="ce194"/>
              <table:table-cell table:style-name="ce221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7"/>
              <table:covered-table-cell table:style-name="ce102"/>
              <table:table-cell table:style-name="ce116" office:value-type="string">
                <text:p><text:s/>EmifId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42</text:p>
              </table:table-cell>
              <table:table-cell table:style-name="ce195" office:value-type="string">
                <text:p>Information that uniquely identifies the type of EMIF element instantiated by the FPGA.  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7" office:value-type="string" table:number-columns-spanned="1" table:number-rows-spanned="2">
                <text:p>0x01</text:p>
              </table:table-cell>
              <table:table-cell table:style-name="ce87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17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57"/>
              <table:covered-table-cell table:style-name="ce195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8"/>
              <table:covered-table-cell table:style-name="ce103"/>
              <table:table-cell table:style-name="ce116" office:value-type="string">
                <text:p><text:s/>VersionId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1</text:p>
              </table:table-cell>
              <table:table-cell table:style-name="ce196" office:value-type="string">
                <text:p>Version of the instantiated EMIF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2</text:p>
              </table:table-cell>
              <table:table-cell table:style-name="ce88" office:value-type="string" table:number-columns-spanned="1" table:number-rows-spanned="2">
                <text:p>0x02</text:p>
              </table:table-cell>
              <table:table-cell table:style-name="ce88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17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57"/>
              <table:covered-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8"/>
              <table:covered-table-cell table:style-name="ce103"/>
              <table:table-cell table:style-name="ce116" office:value-type="string">
                <text:p><text:s/>RevisionId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0</text:p>
              </table:table-cell>
              <table:table-cell table:style-name="ce196" office:value-type="string">
                <text:p>Revision of the instantiated EMIF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7" office:value-type="string" table:number-columns-spanned="1" table:number-rows-spanned="2">
                <text:p><text:s/>EMIF3</text:p>
              </table:table-cell>
              <table:table-cell table:style-name="ce89" office:value-type="string" table:number-columns-spanned="1" table:number-rows-spanned="2">
                <text:p>0x03</text:p>
              </table:table-cell>
              <table:table-cell table:style-name="ce89" office:value-type="float" office:value="1" table:number-columns-spanned="1" table:number-rows-spanned="2">
                <text:p>1</text:p>
              </table:table-cell>
              <table:table-cell table:style-name="ce104" office:value-type="string" table:number-columns-spanned="1" table:number-rows-spanned="2">
                <text:p>RO</text:p>
              </table:table-cell>
              <table:table-cell table:style-name="ce117" office:value-type="string" table:number-columns-spanned="5" table:number-rows-spanned="1">
                <text:p><text:s/>Reserved</text:p>
              </table:table-cell>
              <table:covered-table-cell table:number-columns-repeated="3" table:style-name="ce157"/>
              <table:covered-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7"/>
              <table:covered-table-cell table:number-columns-repeated="2" table:style-name="ce89"/>
              <table:covered-table-cell table:style-name="ce104"/>
              <table:table-cell table:style-name="ce118" office:value-type="string">
                <text:p><text:s/>Reserved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0</text:p>
              </table:table-cell>
              <table:table-cell table:style-name="ce197" office:value-type="string">
                <text:p>Not used.</text:p>
              </table:table-cell>
              <table:table-cell table:style-name="ce221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TOP[0:3] Configuration Registers</text:p>
            </table:table-cell>
            <table:covered-table-cell table:number-columns-repeated="2" table:style-name="ce88"/>
            <table:covered-table-cell table:style-name="ce103"/>
            <table:covered-table-cell table:style-name="ce119"/>
            <table:covered-table-cell table:number-columns-repeated="3" table:style-name="ce155"/>
            <table:covered-table-cell table:style-name="ce198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86" office:value-type="string" table:number-columns-spanned="1" table:number-rows-spanned="2">
                <text:p>0x04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59"/>
              <table:covered-table-cell table:style-name="ce199"/>
              <table:table-cell table:style-name="ce221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7"/>
              <table:covered-table-cell table:style-name="ce102"/>
              <table:table-cell table:style-name="ce121" office:value-type="string">
                <text:p><text:s/>TopId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7" office:value-type="string" table:number-columns-spanned="1" table:number-rows-spanned="2">
                <text:p>0x05</text:p>
              </table:table-cell>
              <table:table-cell table:style-name="ce87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22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57"/>
              <table:covered-table-cell table:style-name="ce195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7"/>
              <table:covered-table-cell table:style-name="ce102"/>
              <table:table-cell table:style-name="ce121" office:value-type="string">
                <text:p><text:s/>DateYear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0</text:p>
              </table:table-cell>
              <table:table-cell table:style-name="ce196" office:value-type="string">
                <text:p>The year date of the generated bitstream (0 stands for 2000)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7" office:value-type="string" table:number-columns-spanned="1" table:number-rows-spanned="2">
                <text:p>0x06</text:p>
              </table:table-cell>
              <table:table-cell table:style-name="ce87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22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57"/>
              <table:covered-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7"/>
              <table:covered-table-cell table:style-name="ce102"/>
              <table:table-cell table:style-name="ce121" office:value-type="string">
                <text:p><text:s/>DateMonth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0</text:p>
              </table:table-cell>
              <table:table-cell table:style-name="ce196" office:value-type="string">
                <text:p>The month date of the generated bitstream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7" office:value-type="string" table:number-columns-spanned="1" table:number-rows-spanned="2">
                <text:p><text:s/>TOP3</text:p>
              </table:table-cell>
              <table:table-cell table:style-name="ce89" office:value-type="string" table:number-columns-spanned="1" table:number-rows-spanned="2">
                <text:p>0x07</text:p>
              </table:table-cell>
              <table:table-cell table:style-name="ce89" office:value-type="float" office:value="1" table:number-columns-spanned="1" table:number-rows-spanned="2">
                <text:p>1</text:p>
              </table:table-cell>
              <table:table-cell table:style-name="ce104" office:value-type="string" table:number-columns-spanned="1" table:number-rows-spanned="2">
                <text:p>RO</text:p>
              </table:table-cell>
              <table:table-cell table:style-name="ce122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57"/>
              <table:covered-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7"/>
              <table:covered-table-cell table:number-columns-repeated="2" table:style-name="ce89"/>
              <table:covered-table-cell table:style-name="ce104"/>
              <table:table-cell table:style-name="ce118" office:value-type="string">
                <text:p><text:s/>DateDay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0</text:p>
              </table:table-cell>
              <table:table-cell table:style-name="ce197" office:value-type="string">
                <text:p>The day date of the generated bitstream.</text:p>
              </table:table-cell>
              <table:table-cell table:style-name="ce221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SHELL[0:3] Configuration <text:s/>Registers</text:p>
            </table:table-cell>
            <table:covered-table-cell table:number-columns-repeated="2" table:style-name="ce90"/>
            <table:covered-table-cell table:style-name="ce105"/>
            <table:covered-table-cell table:style-name="ce123"/>
            <table:covered-table-cell table:number-columns-repeated="3" table:style-name="ce160"/>
            <table:covered-table-cell table:style-name="ce200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9" office:value-type="string">
                <text:p><text:s/>SHELL0</text:p>
              </table:table-cell>
              <table:table-cell table:style-name="ce85" office:value-type="string">
                <text:p>0x08</text:p>
              </table:table-cell>
              <table:table-cell table:style-name="ce85"/>
              <table:table-cell table:style-name="ce100"/>
              <table:table-cell table:style-name="ce124"/>
              <table:table-cell table:style-name="ce159" table:number-columns-repeated="3"/>
              <table:table-cell table:style-name="ce199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1</text:p>
              </table:table-cell>
              <table:table-cell table:style-name="ce88" office:value-type="string">
                <text:p>0x09</text:p>
              </table:table-cell>
              <table:table-cell table:style-name="ce88"/>
              <table:table-cell table:style-name="ce103"/>
              <table:table-cell table:style-name="ce121"/>
              <table:table-cell table:style-name="ce157" table:number-columns-repeated="3"/>
              <table: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2</text:p>
              </table:table-cell>
              <table:table-cell table:style-name="ce88" office:value-type="string">
                <text:p>0x0A</text:p>
              </table:table-cell>
              <table:table-cell table:style-name="ce88"/>
              <table:table-cell table:style-name="ce103"/>
              <table:table-cell table:style-name="ce121"/>
              <table:table-cell table:style-name="ce157" table:number-columns-repeated="3"/>
              <table: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60" office:value-type="string">
                <text:p><text:s/>SHELL3</text:p>
              </table:table-cell>
              <table:table-cell table:style-name="ce91" office:value-type="string">
                <text:p>0x0B</text:p>
              </table:table-cell>
              <table:table-cell table:style-name="ce91"/>
              <table:table-cell table:style-name="ce106"/>
              <table:table-cell table:style-name="ce118"/>
              <table:table-cell table:style-name="ce158" table:number-columns-repeated="3"/>
              <table:table-cell table:style-name="ce197"/>
              <table:table-cell table:style-name="ce221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ROLE[0:3] Configuration Registers</text:p>
            </table:table-cell>
            <table:covered-table-cell table:style-name="ce61"/>
            <table:covered-table-cell table:style-name="ce88"/>
            <table:covered-table-cell table:style-name="ce103"/>
            <table:covered-table-cell table:style-name="ce125"/>
            <table:covered-table-cell table:number-columns-repeated="3" table:style-name="ce155"/>
            <table:covered-table-cell table:style-name="ce198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0</text:p>
              </table:table-cell>
              <table:table-cell table:style-name="ce88" office:value-type="string">
                <text:p>0x0C</text:p>
              </table:table-cell>
              <table:table-cell table:style-name="ce88"/>
              <table:table-cell table:style-name="ce103"/>
              <table:table-cell table:style-name="ce126"/>
              <table:table-cell table:style-name="ce161" table:number-columns-repeated="3"/>
              <table:table-cell table:style-name="ce201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1</text:p>
              </table:table-cell>
              <table:table-cell table:style-name="ce88" office:value-type="string">
                <text:p>0x0D</text:p>
              </table:table-cell>
              <table:table-cell table:style-name="ce88"/>
              <table:table-cell table:style-name="ce103"/>
              <table:table-cell table:style-name="ce126"/>
              <table:table-cell table:style-name="ce161" table:number-columns-repeated="3"/>
              <table:table-cell table:style-name="ce201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2</text:p>
              </table:table-cell>
              <table:table-cell table:style-name="ce88" office:value-type="string">
                <text:p>0x0E</text:p>
              </table:table-cell>
              <table:table-cell table:style-name="ce88"/>
              <table:table-cell table:style-name="ce103"/>
              <table:table-cell table:style-name="ce126"/>
              <table:table-cell table:style-name="ce161" table:number-columns-repeated="3"/>
              <table:table-cell table:style-name="ce201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0"/>
              <table:covered-table-cell table:style-name="ce35"/>
              <table:table-cell table:style-name="ce60" office:value-type="string">
                <text:p><text:s/>ROLE3</text:p>
              </table:table-cell>
              <table:table-cell table:style-name="ce91" office:value-type="string">
                <text:p>0x0F</text:p>
              </table:table-cell>
              <table:table-cell table:style-name="ce91"/>
              <table:table-cell table:style-name="ce106"/>
              <table:table-cell table:style-name="ce126"/>
              <table:table-cell table:style-name="ce161" table:number-columns-repeated="3"/>
              <table:table-cell table:style-name="ce201"/>
              <table:table-cell table:style-name="ce221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19" table:number-columns-repeated="5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1"/>
            <table:table-cell table:style-name="ce12" office:value-type="string" table:number-columns-spanned="1" table:number-rows-spanned="20">
              <text:p>PHY</text:p>
            </table:table-cell>
            <table:table-cell table:style-name="ce36" office:value-type="string" table:number-columns-spanned="1" table:number-rows-spanned="20">
              <text:p>[0x10]</text:p>
            </table:table-cell>
            <table:table-cell table:style-name="ce53" office:value-type="string" table:number-columns-spanned="9" table:number-rows-spanned="1">
              <text:p><text:s/>Status Register</text:p>
            </table:table-cell>
            <table:covered-table-cell table:number-columns-repeated="3" table:style-name="ce84"/>
            <table:covered-table-cell table:number-columns-repeated="4" table:style-name="ce113"/>
            <table:covered-table-cell table:style-name="ce192"/>
            <table:table-cell table:style-name="ce1" table:number-columns-repeated="1010"/>
            <table:table-cell table:number-columns-repeated="2"/>
          </table:table-row>
          <table:table-row-group>
            <table:table-row table:style-name="ro9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7">
                <text:p><text:s/>STATUS</text:p>
              </table:table-cell>
              <table:table-cell table:style-name="ce49" office:value-type="string" table:number-columns-spanned="1" table:number-rows-spanned="7">
                <text:p>0x00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O</text:p>
              </table:table-cell>
              <table:table-cell table:style-name="ce127" office:value-type="string" table:number-columns-spanned="5" table:number-rows-spanned="1">
                <text:p><text:s/>Status of the main cores</text:p>
              </table:table-cell>
              <table:covered-table-cell table:style-name="ce162"/>
              <table:covered-table-cell table:number-columns-repeated="2" table:style-name="ce152"/>
              <table:covered-table-cell table:style-name="ce190"/>
              <table:table-cell table:style-name="ce222" table:number-columns-repeated="1007"/>
              <table:table-cell table:number-columns-repeated="5"/>
            </table:table-row>
            <table:table-row table:style-name="ro10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MC0_InitCalibComplete</text:p>
              </table:table-cell>
              <table:table-cell table:style-name="ce157" office:value-type="float" office:value="0">
                <text:p>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11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MC1_InitCalibComplete</text:p>
              </table:table-cell>
              <table:table-cell table:style-name="ce157" office:value-type="float" office:value="1">
                <text:p>1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7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ETH0_CoreReady</text:p>
              </table:table-cell>
              <table:table-cell table:style-name="ce157" office:value-type="float" office:value="2">
                <text:p>2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202" office:value-type="string">
                <text:p>When set, indicates that the PCS block is locked and there is no MAC remote or local fault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6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ETH0_QpllLock</text:p>
              </table:table-cell>
              <table:table-cell table:style-name="ce157" office:value-type="float" office:value="3">
                <text:p>3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203" office:value-type="string">
                <text:p>Lock indication from QPLL block in core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12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NTS0_CamReady</text:p>
              </table:table-cell>
              <table:table-cell table:style-name="ce157" office:value-type="string">
                <text:p>4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203" office:value-type="string">
                <text:p>When set, indicates that the content-addressable memory of the NTS/TOE is ready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13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28" office:value-type="string">
                <text:p><text:s/>Nu</text:p>
              </table:table-cell>
              <table:table-cell table:style-name="ce163" office:value-type="string">
                <text:p>7:5</text:p>
              </table:table-cell>
              <table:table-cell table:style-name="ce166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04" office:value-type="string">
                <text:p>Not used.</text:p>
              </table:table-cell>
              <table:table-cell table:style-name="ce221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<text:s/>Gigabit Transceiver Control Registers</text:p>
            </table:table-cell>
            <table:covered-table-cell table:number-columns-repeated="3" table:style-name="ce92"/>
            <table:covered-table-cell table:style-name="ce128"/>
            <table:covered-table-cell table:style-name="ce163"/>
            <table:covered-table-cell table:style-name="ce166"/>
            <table:covered-table-cell table:style-name="ce158"/>
            <table:covered-table-cell table:style-name="ce204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64" office:value-type="string" table:number-columns-spanned="1" table:number-rows-spanned="4">
                <text:p><text:s/>GTH0</text:p>
              </table:table-cell>
              <table:table-cell table:style-name="ce49" office:value-type="string" table:number-columns-spanned="1" table:number-rows-spanned="4">
                <text:p>0x01</text:p>
              </table:table-cell>
              <table:table-cell table:style-name="ce49" office:value-type="float" office:value="1" table:number-columns-spanned="1" table:number-rows-spanned="4">
                <text:p>1</text:p>
              </table:table-cell>
              <table:table-cell table:style-name="ce49" office:value-type="string" table:number-columns-spanned="1" table:number-rows-spanned="4">
                <text:p>RW</text:p>
              </table:table-cell>
              <table:table-cell table:style-name="ce129" office:value-type="string" table:number-columns-spanned="5" table:number-rows-spanned="1">
                <text:p><text:s/>Configuration and tuning of GTH</text:p>
              </table:table-cell>
              <table:covered-table-cell table:style-name="ce162"/>
              <table:covered-table-cell table:number-columns-repeated="2" table:style-name="ce152"/>
              <table:covered-table-cell table:style-name="ce190"/>
              <table:table-cell table:style-name="ce222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GTH0_RxEqualizationMode</text:p>
              </table:table-cell>
              <table:table-cell table:style-name="ce157" office:value-type="string">
                <text:p>0</text:p>
              </table:table-cell>
              <table:table-cell table:style-name="ce157" office:value-type="string">
                <text:p>RW</text:p>
              </table:table-cell>
              <table:table-cell table:style-name="ce186" office:value-type="string">
                <text:p>0x1</text:p>
              </table:table-cell>
              <table:table-cell table:style-name="ce195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65"/>
              <table:covered-table-cell table:number-columns-repeated="3" table:style-name="ce93"/>
              <table:table-cell table:style-name="ce130" office:value-type="string">
                <text:p><text:s/>Nu </text:p>
              </table:table-cell>
              <table:table-cell table:style-name="ce164" office:value-type="string">
                <text:p>3: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05"/>
              <table:table-cell table:style-name="ce222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3"/>
              <table:covered-table-cell table:style-name="ce37"/>
              <table:covered-table-cell table:style-name="ce65"/>
              <table:covered-table-cell table:number-columns-repeated="3" table:style-name="ce93"/>
              <table:table-cell table:style-name="ce118" office:value-type="string">
                <text:p><text:s/>GTH0_TxDriverSwing</text:p>
              </table:table-cell>
              <table:table-cell table:style-name="ce165" office:value-type="string">
                <text:p>7:4</text:p>
              </table:table-cell>
              <table:table-cell table:style-name="ce166" office:value-type="string">
                <text:p>RW</text:p>
              </table:table-cell>
              <table:table-cell table:style-name="ce187" office:value-type="string">
                <text:p>0x4</text:p>
              </table:table-cell>
              <table:table-cell table:style-name="ce197" office:value-type="string">
                <text:p><text:span text:style-name="T1">Transceiver transmit driver swing. </text:span></text:p>
                <text:p><text:span text:style-name="T1">The default value of '4' corresponds to a </text:span><text:span text:style-name="T2">peak-to-peak differential voltage </text:span><text:span text:style-name="T2">of </text:span><text:span text:style-name="T1">460 mV. Refer to UG576 for other values.</text:span>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62" office:value-type="string" table:number-columns-spanned="1" table:number-rows-spanned="2">
                <text:p><text:s/>GTH1</text:p>
              </table:table-cell>
              <table:table-cell table:style-name="ce49" office:value-type="string" table:number-columns-spanned="1" table:number-rows-spanned="2">
                <text:p>0x02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24" office:value-type="string">
                <text:p><text:s/>GTH0_TxPreCursor [4:0]</text:p>
              </table:table-cell>
              <table:table-cell table:style-name="ce162" office:value-type="string">
                <text:p>4:0</text:p>
              </table:table-cell>
              <table:table-cell table:style-name="ce162" office:value-type="string">
                <text:p>RW</text:p>
              </table:table-cell>
              <table:table-cell table:style-name="ce188" office:value-type="string">
                <text:p>0x05</text:p>
              </table:table-cell>
              <table:table-cell table:style-name="ce206" office:value-type="string">
                <text:p>Transmitter pre-cursor pre-emphasis control.</text:p>
                <text:p>The default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66"/>
              <table:covered-table-cell table:number-columns-repeated="3" table:style-name="ce93"/>
              <table:table-cell table:style-name="ce131" office:value-type="string">
                <text:p><text:s/>Nu</text:p>
              </table:table-cell>
              <table:table-cell table:style-name="ce166" office:value-type="string">
                <text:p>7:5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07"/>
              <table:table-cell table:style-name="ce222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67" office:value-type="string" table:number-columns-spanned="1" table:number-rows-spanned="2">
                <text:p><text:s/>GTH2</text:p>
              </table:table-cell>
              <table:table-cell table:style-name="ce49" office:value-type="string" table:number-columns-spanned="1" table:number-rows-spanned="2">
                <text:p>0x03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24" office:value-type="string">
                <text:p><text:s/>GTH0_TxPostCursor [4:0]</text:p>
              </table:table-cell>
              <table:table-cell table:style-name="ce162" office:value-type="string">
                <text:p>4:0</text:p>
              </table:table-cell>
              <table:table-cell table:style-name="ce162" office:value-type="string">
                <text:p>RW</text:p>
              </table:table-cell>
              <table:table-cell table:style-name="ce188" office:value-type="string">
                <text:p>0x05</text:p>
              </table:table-cell>
              <table:table-cell table:style-name="ce206" office:value-type="string">
                <text:p>Transmitter post-cursor pre-emphasis control.</text:p>
                <text:p>The default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67"/>
              <table:covered-table-cell table:number-columns-repeated="3" table:style-name="ce93"/>
              <table:table-cell table:style-name="ce131" office:value-type="string">
                <text:p><text:s/>Nu</text:p>
              </table:table-cell>
              <table:table-cell table:style-name="ce166" office:value-type="string">
                <text:p>7:5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07"/>
              <table:table-cell table:style-name="ce222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3"/>
            <table:covered-table-cell table:style-name="ce131"/>
            <table:covered-table-cell table:number-columns-repeated="3" table:style-name="ce166"/>
            <table:covered-table-cell table:style-name="ce207"/>
            <table:table-cell table:style-name="ce222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7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4-0x0F</text:p>
              </table:table-cell>
              <table:table-cell table:style-name="ce49" office:value-type="float" office:value="12" table:number-columns-spanned="1" table:number-rows-spanned="2">
                <text:p>12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2" office:value-type="string">
                <text:p><text:s/>Spare Register</text:p>
              </table:table-cell>
              <table:table-cell table:style-name="ce152" table:number-columns-repeated="3"/>
              <table:table-cell table:style-name="ce190"/>
              <table:table-cell table:style-name="ce222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17"/>
              <table:covered-table-cell table:style-name="ce67"/>
              <table:covered-table-cell table:number-columns-repeated="3" table:style-name="ce93"/>
              <table:table-cell table:style-name="ce131" office:value-type="string">
                <text:p><text:s/>Nu</text:p>
              </table:table-cell>
              <table:table-cell table:style-name="ce166" table:number-columns-repeated="3"/>
              <table:table-cell table:style-name="ce207"/>
              <table:table-cell table:style-name="ce222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19" table:number-columns-repeated="5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1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61"/>
            <table:covered-table-cell table:number-columns-repeated="5" table:style-name="ce119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3">
                <text:p><text:s text:c="2"/>CONTROL</text:p>
              </table:table-cell>
              <table:table-cell table:style-name="ce49" office:value-type="string" table:number-columns-spanned="1" table:number-rows-spanned="3">
                <text:p>0x00</text:p>
              </table:table-cell>
              <table:table-cell table:style-name="ce49" office:value-type="float" office:value="1" table:number-columns-spanned="1" table:number-rows-spanned="3">
                <text:p>1</text:p>
              </table:table-cell>
              <table:table-cell table:style-name="ce49" office:value-type="string" table:number-columns-spanned="1" table:number-rows-spanned="3">
                <text:p>RW</text:p>
              </table:table-cell>
              <table:table-cell table:style-name="ce133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67"/>
              <table:covered-table-cell table:style-name="ce208"/>
              <table:table-cell table:number-columns-repeated="1012"/>
            </table:table-row>
            <table:table-row table:style-name="ro7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16" office:value-type="string">
                <text:p><text:s/>MAC_AddressValid</text:p>
              </table:table-cell>
              <table:table-cell table:style-name="ce157" office:value-type="float" office:value="0">
                <text:p>0</text:p>
              </table:table-cell>
              <table:table-cell table:style-name="ce157" office:value-type="string">
                <text:p>RW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28" office:value-type="string">
                <text:p><text:s/>Nu</text:p>
              </table:table-cell>
              <table:table-cell table:style-name="ce158" office:value-type="string">
                <text:p>7:1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4"/>
              <table:table-cell table:number-columns-repeated="1012"/>
            </table:table-row>
          </table:table-row-group>
          <table:table-row table:style-name="ro17" table:visibility="collapse">
            <table:table-cell/>
            <table:covered-table-cell table:style-name="ce13"/>
            <table:covered-table-cell table:style-name="ce37"/>
            <table:table-cell table:style-name="ce69" office:value-type="string" table:number-columns-spanned="9" table:number-rows-spanned="1">
              <text:p><text:s/>Status Register</text:p>
            </table:table-cell>
            <table:covered-table-cell table:number-columns-repeated="3" table:style-name="ce68"/>
            <table:covered-table-cell table:style-name="ce128"/>
            <table:covered-table-cell table:number-columns-repeated="3" table:style-name="ce158"/>
            <table:covered-table-cell table:style-name="ce204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2">
                <text:p><text:s/>STATUS</text:p>
              </table:table-cell>
              <table:table-cell table:style-name="ce49" office:value-type="string" table:number-columns-spanned="1" table:number-rows-spanned="2">
                <text:p>0x01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O</text:p>
              </table:table-cell>
              <table:table-cell table:style-name="ce134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67"/>
              <table:covered-table-cell table:style-name="ce208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28" office:value-type="string">
                <text:p><text:s/>Nu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04"/>
              <table:table-cell table:number-columns-repeated="1012"/>
            </table:table-row>
          </table:table-row-group>
          <table:table-row table:style-name="ro17" table:visibility="collapse">
            <table:table-cell/>
            <table:covered-table-cell table:style-name="ce13"/>
            <table:covered-table-cell table:style-name="ce37"/>
            <table:table-cell table:style-name="ce69" office:value-type="string" table:number-columns-spanned="9" table:number-rows-spanned="1">
              <text:p><text:s/>MAC Register</text:p>
            </table:table-cell>
            <table:covered-table-cell table:number-columns-repeated="3" table:style-name="ce68"/>
            <table:covered-table-cell table:style-name="ce128"/>
            <table:covered-table-cell table:number-columns-repeated="3" table:style-name="ce158"/>
            <table:covered-table-cell table:style-name="ce204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4"/>
              <table:covered-table-cell table:style-name="ce38"/>
              <table:table-cell table:style-name="ce70" office:value-type="string" table:number-columns-spanned="1" table:number-rows-spanned="2">
                <text:p><text:s/>MAC[0:5]</text:p>
              </table:table-cell>
              <table:table-cell table:style-name="ce94" office:value-type="string" table:number-columns-spanned="1" table:number-rows-spanned="2">
                <text:p>0x02</text:p>
              </table:table-cell>
              <table:table-cell table:style-name="ce94" office:value-type="float" office:value="6" table:number-columns-spanned="1" table:number-rows-spanned="2">
                <text:p>6</text:p>
              </table:table-cell>
              <table:table-cell table:style-name="ce94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MAC address register</text:p>
              </table:table-cell>
              <table:covered-table-cell table:style-name="ce162"/>
              <table:covered-table-cell table:number-columns-repeated="2" table:style-name="ce152"/>
              <table:covered-table-cell table:style-name="ce190"/>
              <table:table-cell table:style-name="ce221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style-name="ce16"/>
              <table:covered-table-cell table:style-name="ce40"/>
              <table:covered-table-cell table:style-name="ce71"/>
              <table:covered-table-cell table:number-columns-repeated="3" table:style-name="ce95"/>
              <table:table-cell table:style-name="ce128" office:value-type="string">
                <text:p><text:s/>Address</text:p>
              </table:table-cell>
              <table:table-cell table:style-name="ce168" office:value-type="string">
                <text:p>47:0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9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10"/></text:p>
              </table:table-cell>
              <table:table-cell table:style-name="ce222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19" table:number-columns-repeated="5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1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61"/>
            <table:covered-table-cell table:number-columns-repeated="5" table:style-name="ce119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5">
                <text:p><text:s/>CONTROL[0:1]</text:p>
              </table:table-cell>
              <table:table-cell table:style-name="ce49" office:value-type="string" table:number-columns-spanned="1" table:number-rows-spanned="5">
                <text:p>0x00</text:p>
              </table:table-cell>
              <table:table-cell table:style-name="ce49" office:value-type="float" office:value="2" table:number-columns-spanned="1" table:number-rows-spanned="5">
                <text:p>2</text:p>
              </table:table-cell>
              <table:table-cell table:style-name="ce49" office:value-type="string" table:number-columns-spanned="1" table:number-rows-spanned="5">
                <text:p>RW</text:p>
              </table:table-cell>
              <table:table-cell table:style-name="ce133" office:value-type="string" table:number-columns-spanned="5" table:number-rows-spanned="1">
                <text:p><text:s/>Control of the layer-3 interfaces</text:p>
              </table:table-cell>
              <table:covered-table-cell table:number-columns-repeated="3" table:style-name="ce167"/>
              <table:covered-table-cell table:style-name="ce208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68"/>
              <table:table-cell table:style-name="ce116" office:value-type="string">
                <text:p><text:s/>IP_AddressValid</text:p>
              </table:table-cell>
              <table:table-cell table:style-name="ce157" office:value-type="float" office:value="0">
                <text:p>0</text:p>
              </table:table-cell>
              <table:table-cell table:style-name="ce157" office:value-type="string">
                <text:p>RW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68"/>
              <table:table-cell table:style-name="ce116" office:value-type="string">
                <text:p><text:s/>SUBNET_MaskValid</text:p>
              </table:table-cell>
              <table:table-cell table:style-name="ce157" office:value-type="float" office:value="1">
                <text:p>1</text:p>
              </table:table-cell>
              <table:table-cell table:style-name="ce157" office:value-type="string">
                <text:p>RW</text:p>
              </table:table-cell>
              <table:table-cell table:style-name="ce157" office:value-type="string">
                <text:p>0x0 </text:p>
              </table:table-cell>
              <table:table-cell table:style-name="ce195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number-columns-repeated="4" table:style-name="ce61"/>
              <table:table-cell table:style-name="ce116" office:value-type="string">
                <text:p><text:s/>GATEWAY_AddrValid</text:p>
              </table:table-cell>
              <table:table-cell table:style-name="ce157" office:value-type="float" office:value="2">
                <text:p>2</text:p>
              </table:table-cell>
              <table:table-cell table:style-name="ce157" office:value-type="string">
                <text:p>RW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number-columns-repeated="4" table:style-name="ce61"/>
              <table:table-cell table:style-name="ce128" office:value-type="string">
                <text:p><text:s/>Nu</text:p>
              </table:table-cell>
              <table:table-cell table:style-name="ce158" office:value-type="string">
                <text:p>15:3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04"/>
              <table:table-cell table:number-columns-repeated="1012"/>
            </table:table-row>
          </table:table-row-group>
          <table:table-row table:style-name="ro17" table:visibility="collapse">
            <table:table-cell/>
            <table:covered-table-cell table:number-columns-repeated="2" table:style-name="ce11"/>
            <table:table-cell table:style-name="ce69" office:value-type="string" table:number-columns-spanned="9" table:number-rows-spanned="1">
              <text:p><text:s/>Status Register</text:p>
            </table:table-cell>
            <table:covered-table-cell table:number-columns-repeated="3" table:style-name="ce61"/>
            <table:covered-table-cell table:style-name="ce128"/>
            <table:covered-table-cell table:number-columns-repeated="3" table:style-name="ce158"/>
            <table:covered-table-cell table:style-name="ce204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2">
                <text:p><text:s/>STATUS[0:1]</text:p>
              </table:table-cell>
              <table:table-cell table:style-name="ce49" office:value-type="string" table:number-columns-spanned="1" table:number-rows-spanned="2">
                <text:p>0x02</text:p>
              </table:table-cell>
              <table:table-cell table:style-name="ce49" office:value-type="float" office:value="2" table:number-columns-spanned="1" table:number-rows-spanned="2">
                <text:p>2</text:p>
              </table:table-cell>
              <table:table-cell table:style-name="ce49" office:value-type="string" table:number-columns-spanned="1" table:number-rows-spanned="2">
                <text:p>RO</text:p>
              </table:table-cell>
              <table:table-cell table:style-name="ce133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67"/>
              <table:covered-table-cell table:style-name="ce208"/>
              <table:table-cell table:number-columns-repeated="1012"/>
            </table:table-row>
            <table:table-row table:style-name="ro9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49"/>
              <table:table-cell table:style-name="ce118" office:value-type="string">
                <text:p><text:s/>Nu</text:p>
              </table:table-cell>
              <table:table-cell table:style-name="ce165" office:value-type="string">
                <text:p>15:0</text:p>
              </table:table-cell>
              <table:table-cell table:style-name="ce166" office:value-type="string">
                <text:p>RO</text:p>
              </table:table-cell>
              <table:table-cell table:style-name="ce166" office:value-type="string">
                <text:p>0x0</text:p>
              </table:table-cell>
              <table:table-cell table:style-name="ce210"/>
              <table:table-cell table:number-columns-repeated="1012"/>
            </table:table-row>
          </table:table-row-group>
          <table:table-row table:style-name="ro17" table:visibility="collapse">
            <table:table-cell/>
            <table:covered-table-cell table:number-columns-repeated="2" table:style-name="ce11"/>
            <table:table-cell table:style-name="ce69" office:value-type="string" table:number-columns-spanned="9" table:number-rows-spanned="1">
              <text:p><text:s/>IPv4 Register</text:p>
            </table:table-cell>
            <table:covered-table-cell table:number-columns-repeated="3" table:style-name="ce49"/>
            <table:covered-table-cell table:style-name="ce126"/>
            <table:covered-table-cell table:style-name="ce169"/>
            <table:covered-table-cell table:number-columns-repeated="2" table:style-name="ce181"/>
            <table:covered-table-cell table:style-name="ce21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2">
                <text:p><text:s/>IPv4[0:3] </text:p>
              </table:table-cell>
              <table:table-cell table:style-name="ce49" office:value-type="string" table:number-columns-spanned="1" table:number-rows-spanned="2">
                <text:p>0x04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67"/>
              <table:covered-table-cell table:style-name="ce208"/>
              <table:table-cell table:number-columns-repeated="1012"/>
            </table:table-row>
            <table:table-row table:style-name="ro19" table:visibility="collapse">
              <table:table-cell/>
              <table:covered-table-cell table:number-columns-repeated="2" table:style-name="ce11"/>
              <table:covered-table-cell table:style-name="ce72"/>
              <table:covered-table-cell table:number-columns-repeated="3" table:style-name="ce49"/>
              <table:table-cell table:style-name="ce128" office:value-type="string">
                <text:p><text:s/>Address</text:p>
              </table:table-cell>
              <table:table-cell table:style-name="ce168" office:value-type="string">
                <text:p>31:0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9" office:value-type="string">
                <text:p>These 4 registers contain the 32-bit IPv4 address of the FPGA module stored in network byte ordering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 <text:s text:c="3"/></text:p>
              </table:table-cell>
              <table:table-cell table:number-columns-repeated="1012"/>
            </table:table-row>
          </table:table-row-group>
          <table:table-row table:style-name="ro20" table:visibility="collapse">
            <table:table-cell/>
            <table:covered-table-cell table:number-columns-repeated="2" table:style-name="ce18"/>
            <table:table-cell table:style-name="ce69" office:value-type="string" table:number-columns-spanned="9" table:number-rows-spanned="1">
              <text:p><text:s/>Sub-Net Mask Register</text:p>
            </table:table-cell>
            <table:covered-table-cell table:number-columns-repeated="3" table:style-name="ce92"/>
            <table:covered-table-cell table:number-columns-repeated="5" table:style-name="ce119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20" table:visibility="collapse">
              <table:table-cell/>
              <table:covered-table-cell table:number-columns-repeated="2" table:style-name="ce18"/>
              <table:table-cell table:style-name="ce73" office:value-type="string" table:number-columns-spanned="1" table:number-rows-spanned="2">
                <text:p><text:s/>SUBNET[0:3]</text:p>
              </table:table-cell>
              <table:table-cell table:style-name="ce49" office:value-type="string" table:number-columns-spanned="1" table:number-rows-spanned="2">
                <text:p>0x08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6" office:value-type="string">
                <text:p><text:s/>SUBNET <text:s/>Mask register</text:p>
              </table:table-cell>
              <table:table-cell table:style-name="ce167" table:number-columns-repeated="2"/>
              <table:table-cell table:style-name="ce189"/>
              <table:table-cell table:style-name="ce212"/>
              <table:table-cell table:style-name="ce221" table:number-columns-repeated="1007"/>
              <table:table-cell table:number-columns-repeated="5"/>
            </table:table-row>
            <table:table-row table:style-name="ro21" table:visibility="collapse">
              <table:table-cell/>
              <table:covered-table-cell table:style-name="ce17"/>
              <table:covered-table-cell table:style-name="ce18"/>
              <table:covered-table-cell table:style-name="ce74"/>
              <table:covered-table-cell table:number-columns-repeated="3" table:style-name="ce49"/>
              <table:table-cell table:style-name="ce137" office:value-type="string">
                <text:p><text:s/>Mask</text:p>
              </table:table-cell>
              <table:table-cell table:style-name="ce168" office:value-type="string">
                <text:p>31:0</text:p>
              </table:table-cell>
              <table:table-cell table:style-name="ce158" office:value-type="string">
                <text:p>RW</text:p>
              </table:table-cell>
              <table:table-cell table:style-name="ce175" office:value-type="string">
                <text:p>0xFFFF0000</text:p>
              </table:table-cell>
              <table:table-cell table:style-name="ce209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21" table:number-columns-repeated="1007"/>
              <table:table-cell table:number-columns-repeated="5"/>
            </table:table-row>
          </table:table-row-group>
          <table:table-row table:style-name="ro21" table:visibility="collapse">
            <table:table-cell/>
            <table:covered-table-cell table:style-name="ce17"/>
            <table:covered-table-cell table:style-name="ce18"/>
            <table:table-cell table:style-name="ce69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49"/>
            <table:covered-table-cell table:style-name="ce137"/>
            <table:covered-table-cell table:style-name="ce168"/>
            <table:covered-table-cell table:style-name="ce158"/>
            <table:covered-table-cell table:style-name="ce175"/>
            <table:covered-table-cell table:style-name="ce209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20" table:visibility="collapse">
              <table:table-cell/>
              <table:covered-table-cell table:style-name="ce17"/>
              <table:covered-table-cell table:style-name="ce18"/>
              <table:table-cell table:style-name="ce70" office:value-type="string" table:number-columns-spanned="1" table:number-rows-spanned="2">
                <text:p><text:s/>GATEWAY[0:3]</text:p>
              </table:table-cell>
              <table:table-cell table:style-name="ce49" office:value-type="string" table:number-columns-spanned="1" table:number-rows-spanned="2">
                <text:p>0x0C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6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67"/>
              <table:covered-table-cell table:style-name="ce189"/>
              <table:covered-table-cell table:style-name="ce212"/>
              <table:table-cell table:style-name="ce221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17"/>
              <table:covered-table-cell table:style-name="ce18"/>
              <table:covered-table-cell table:style-name="ce75"/>
              <table:covered-table-cell table:number-columns-repeated="3" table:style-name="ce93"/>
              <table:table-cell table:style-name="ce128" office:value-type="string">
                <text:p><text:s/>Address</text:p>
              </table:table-cell>
              <table:table-cell table:style-name="ce168" office:value-type="string">
                <text:p>31:0</text:p>
              </table:table-cell>
              <table:table-cell table:style-name="ce158" office:value-type="string">
                <text:p>RW</text:p>
              </table:table-cell>
              <table:table-cell table:style-name="ce175" office:value-type="string">
                <text:p>0x0A0C00FE</text:p>
              </table:table-cell>
              <table:table-cell table:style-name="ce209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21" table:number-columns-repeated="1007"/>
              <table:table-cell table:number-columns-repeated="5"/>
            </table:table-row>
          </table:table-row-group>
        </table:table-row-group>
        <table:table-row table:style-name="ro20">
          <table:table-cell/>
          <table:table-cell table:style-name="ce18" table:number-columns-repeated="2"/>
          <table:table-cell table:style-name="ce63"/>
          <table:table-cell table:style-name="ce92" table:number-columns-repeated="3"/>
          <table:table-cell table:number-columns-repeated="5"/>
          <table:table-cell table:style-name="ce221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ole Registers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 table:style-name="ce2"/>
            <table:table-cell table:style-name="ce19" office:value-type="string" table:number-columns-spanned="1" table:number-rows-spanned="6">
              <text:p>ROLE</text:p>
            </table:table-cell>
            <table:table-cell table:style-name="ce42" office:value-type="string" table:number-columns-spanned="1" table:number-rows-spanned="6">
              <text:p>[0x40]</text:p>
            </table:table-cell>
            <table:table-cell table:style-name="ce53" office:value-type="string" table:number-columns-spanned="9" table:number-rows-spanned="1">
              <text:p><text:s/>MailBox Read Register</text:p>
            </table:table-cell>
            <table:covered-table-cell table:number-columns-repeated="3" table:style-name="ce96"/>
            <table:covered-table-cell table:number-columns-repeated="5" table:style-name="ce138"/>
            <table:table-cell table:style-name="ce2" table:number-columns-repeated="1010"/>
            <table:table-cell table:style-name="ce224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76" office:value-type="string" table:number-columns-spanned="1" table:number-rows-spanned="2">
                <text:p><text:s/>RDREG[0:1]</text:p>
              </table:table-cell>
              <table:table-cell table:style-name="ce97" office:value-type="string" table:number-columns-spanned="1" table:number-rows-spanned="2">
                <text:p>0x00</text:p>
              </table:table-cell>
              <table:table-cell table:style-name="ce97" office:value-type="float" office:value="2" table:number-columns-spanned="1" table:number-rows-spanned="2">
                <text:p>2</text:p>
              </table:table-cell>
              <table:table-cell table:style-name="ce107" office:value-type="string" table:number-columns-spanned="1" table:number-rows-spanned="2">
                <text:p>RO</text:p>
              </table:table-cell>
              <table:table-cell table:style-name="ce139" office:value-type="string" table:number-columns-spanned="5" table:number-rows-spanned="1">
                <text:p><text:s/>Mailbox Read Register </text:p>
              </table:table-cell>
              <table:covered-table-cell table:number-columns-repeated="3" table:style-name="ce170"/>
              <table:covered-table-cell table:style-name="ce213"/>
              <table:table-cell table:style-name="ce2" table:number-columns-repeated="1010"/>
              <table:table-cell table:style-name="ce224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2" table:style-name="ce98"/>
              <table:covered-table-cell table:style-name="ce108"/>
              <table:table-cell table:style-name="ce140" office:value-type="string">
                <text:p>Data</text:p>
              </table:table-cell>
              <table:table-cell table:style-name="ce171" office:value-type="string">
                <text:p>15:0</text:p>
              </table:table-cell>
              <table:table-cell table:style-name="ce182" office:value-type="string">
                <text:p>RO</text:p>
              </table:table-cell>
              <table:table-cell table:style-name="ce182" office:value-type="string">
                <text:p>0x0000</text:p>
              </table:table-cell>
              <table:table-cell table:style-name="ce214"/>
              <table:table-cell table:style-name="ce2" table:number-columns-repeated="1010"/>
              <table:table-cell table:style-name="ce224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<text:s/>MailBox Write Register</text:p>
            </table:table-cell>
            <table:covered-table-cell table:number-columns-repeated="3" table:style-name="ce96"/>
            <table:covered-table-cell table:number-columns-repeated="5" table:style-name="ce138"/>
            <table:table-cell table:style-name="ce2" table:number-columns-repeated="1010"/>
            <table:table-cell table:style-name="ce224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76" office:value-type="string" table:number-columns-spanned="1" table:number-rows-spanned="2">
                <text:p><text:s/>WRREG[0:1]</text:p>
              </table:table-cell>
              <table:table-cell table:style-name="ce97" office:value-type="string" table:number-columns-spanned="1" table:number-rows-spanned="2">
                <text:p>0x02</text:p>
              </table:table-cell>
              <table:table-cell table:style-name="ce97" office:value-type="float" office:value="2" table:number-columns-spanned="1" table:number-rows-spanned="2">
                <text:p>2</text:p>
              </table:table-cell>
              <table:table-cell table:style-name="ce107" office:value-type="string" table:number-columns-spanned="1" table:number-rows-spanned="2">
                <text:p>WO</text:p>
              </table:table-cell>
              <table:table-cell table:style-name="ce139" office:value-type="string" table:number-columns-spanned="5" table:number-rows-spanned="1">
                <text:p><text:s/>Mailbox Write Register </text:p>
              </table:table-cell>
              <table:covered-table-cell table:number-columns-repeated="3" table:style-name="ce170"/>
              <table:covered-table-cell table:style-name="ce213"/>
              <table:table-cell table:style-name="ce2" table:number-columns-repeated="1010"/>
              <table:table-cell table:style-name="ce224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2" table:style-name="ce98"/>
              <table:covered-table-cell table:style-name="ce108"/>
              <table:table-cell table:style-name="ce140" office:value-type="string">
                <text:p>Data</text:p>
              </table:table-cell>
              <table:table-cell table:style-name="ce171" office:value-type="string">
                <text:p>15:0</text:p>
              </table:table-cell>
              <table:table-cell table:style-name="ce182" office:value-type="string">
                <text:p>RO</text:p>
              </table:table-cell>
              <table:table-cell table:style-name="ce182" office:value-type="string">
                <text:p>0x0000</text:p>
              </table:table-cell>
              <table:table-cell table:style-name="ce214"/>
              <table:table-cell table:style-name="ce2" table:number-columns-repeated="1010"/>
              <table:table-cell table:style-name="ce224" table:number-columns-repeated="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78"/>
          <table:table-cell table:style-name="ce93" table:number-columns-repeated="3"/>
          <table:table-cell table:style-name="ce141"/>
          <table:table-cell table:style-name="ce172" table:number-columns-repeated="3"/>
          <table:table-cell table:style-name="ce141"/>
          <table:table-cell table:style-name="ce223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eserved Registers Bank #1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21" office:value-type="string" table:number-columns-spanned="1" table:number-rows-spanned="3">
              <text:p>RES1</text:p>
            </table:table-cell>
            <table:table-cell table:style-name="ce45" office:value-type="string" table:number-columns-spanned="1" table:number-rows-spanned="3">
              <text:p>[0x50]</text:p>
            </table:table-cell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3"/>
            <table:covered-table-cell table:style-name="ce141"/>
            <table:covered-table-cell table:number-columns-repeated="3" table:style-name="ce172"/>
            <table:covered-table-cell table:style-name="ce141"/>
            <table:table-cell table:style-name="ce223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2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0-0x0F</text:p>
              </table:table-cell>
              <table:table-cell table:style-name="ce49" office:value-type="float" office:value="16" table:number-columns-spanned="1" table:number-rows-spanned="2">
                <text:p>16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42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2"/>
              <table:covered-table-cell table:style-name="ce190"/>
              <table:table-cell table:style-name="ce222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2"/>
              <table:covered-table-cell table:style-name="ce67"/>
              <table:covered-table-cell table:number-columns-repeated="3" table:style-name="ce93"/>
              <table:table-cell table:style-name="ce131" office:value-type="string">
                <text:p><text:s/>Nu</text:p>
              </table:table-cell>
              <table:table-cell table:style-name="ce166" table:number-columns-repeated="3"/>
              <table:table-cell table:style-name="ce207"/>
              <table:table-cell table:style-name="ce222" table:number-columns-repeated="1007"/>
              <table:table-cell table:number-columns-repeated="5"/>
            </table:table-row>
          </table:table-row-group>
        </table:table-row-group>
        <table:table-row table:style-name="ro9">
          <table:table-cell/>
          <table:table-cell table:style-name="Default" table:number-columns-repeated="11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eserved Registers Bank #2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21" office:value-type="string" table:number-columns-spanned="1" table:number-rows-spanned="3">
              <text:p>RES2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3"/>
            <table:covered-table-cell table:style-name="ce141"/>
            <table:covered-table-cell table:number-columns-repeated="3" table:style-name="ce172"/>
            <table:covered-table-cell table:style-name="ce141"/>
            <table:table-cell table:style-name="ce223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Default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0-0x0F</text:p>
              </table:table-cell>
              <table:table-cell table:style-name="ce49" office:value-type="float" office:value="16" table:number-columns-spanned="1" table:number-rows-spanned="2">
                <text:p>16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42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2"/>
              <table:covered-table-cell table:style-name="ce190"/>
              <table:table-cell table:number-columns-repeated="1012"/>
            </table:table-row>
            <table:table-row table:style-name="ro9" table:visibility="collapse">
              <table:table-cell/>
              <table:covered-table-cell table:number-columns-repeated="2" table:style-name="Default"/>
              <table:covered-table-cell table:style-name="ce67"/>
              <table:covered-table-cell table:number-columns-repeated="3" table:style-name="ce93"/>
              <table:table-cell table:style-name="ce131" office:value-type="string">
                <text:p><text:s/>Nu</text:p>
              </table:table-cell>
              <table:table-cell table:style-name="ce166" table:number-columns-repeated="3"/>
              <table:table-cell table:style-name="ce207"/>
              <table:table-cell table:number-columns-repeated="1012"/>
            </table:table-row>
          </table:table-row-group>
        </table:table-row-group>
        <table:table-row table:style-name="ro9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number-columns-repeated="10" table:style-name="Default"/>
          <table:table-cell table:number-columns-repeated="1012"/>
        </table:table-row>
        <table:table-row-group table:display="false">
          <table:table-row table:style-name="ro5" table:visibility="collapse">
            <table:table-cell/>
            <table:table-cell table:style-name="ce21" office:value-type="string" table:number-columns-spanned="1" table:number-rows-spanned="27">
              <text:p>DIAG</text:p>
            </table:table-cell>
            <table:table-cell table:style-name="ce21" office:value-type="string" table:number-columns-spanned="1" table:number-rows-spanned="27">
              <text:p>[0x70]</text:p>
            </table:table-cell>
            <table:table-cell table:style-name="ce53" office:value-type="string" table:number-columns-spanned="9" table:number-rows-spanned="1">
              <text:p><text:s/>Scratch Pad Register</text:p>
            </table:table-cell>
            <table:covered-table-cell table:number-columns-repeated="8" table:style-name="Default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62" office:value-type="string" table:number-columns-spanned="1" table:number-rows-spanned="2">
                <text:p><text:s/>SCRATCH[0:3]</text:p>
              </table:table-cell>
              <table:table-cell table:style-name="ce49" office:value-type="string" table:number-columns-spanned="1" table:number-rows-spanned="2">
                <text:p>0x00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Scratch Register</text:p>
              </table:table-cell>
              <table:covered-table-cell table:style-name="ce162"/>
              <table:covered-table-cell table:number-columns-repeated="2" table:style-name="ce152"/>
              <table:covered-table-cell table:style-name="ce190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23"/>
              <table:covered-table-cell table:number-columns-repeated="4" table:style-name="ce26"/>
              <table:table-cell table:style-name="ce128" office:value-type="string">
                <text:p><text:s/>Data</text:p>
              </table:table-cell>
              <table:table-cell table:style-name="ce168" office:value-type="string">
                <text:p>31:0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197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5" table:visibility="collapse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<text:s/>Control Register #1</text:p>
            </table:table-cell>
            <table:covered-table-cell table:number-columns-repeated="3" table:style-name="ce26"/>
            <table:covered-table-cell table:style-name="ce143"/>
            <table:covered-table-cell table:style-name="ce173"/>
            <table:covered-table-cell table:number-columns-repeated="2" table:style-name="ce183"/>
            <table:covered-table-cell table:style-name="ce215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62" office:value-type="string" table:number-columns-spanned="1" table:number-rows-spanned="7">
                <text:p><text:s/>CTRL_1</text:p>
              </table:table-cell>
              <table:table-cell table:style-name="ce49" office:value-type="string" table:number-columns-spanned="1" table:number-rows-spanned="7">
                <text:p>0x05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W</text:p>
              </table:table-cell>
              <table:table-cell table:style-name="ce142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2"/>
              <table:covered-table-cell table:style-name="ce190"/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30" office:value-type="string">
                <text:p><text:s/>ETH0_PcsLoopbackEn</text:p>
              </table:table-cell>
              <table:table-cell table:style-name="ce164" office:value-type="float" office:value="0">
                <text:p>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02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16" office:value-type="string">
                <text:p><text:s/>ETH0_MacLoopbackEn</text:p>
              </table:table-cell>
              <table:table-cell table:style-name="ce157" office:value-type="float" office:value="1">
                <text:p>1</text:p>
              </table:table-cell>
              <table:table-cell table:style-name="ce157" office:value-type="string">
                <text:p>RW</text:p>
              </table:table-cell>
              <table:table-cell table:style-name="ce157" office:value-type="string">
                <text:p>0x0</text:p>
              </table:table-cell>
              <table:table-cell table:style-name="ce202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30" office:value-type="string">
                <text:p><text:s/>ETH0_MacAddrSwapEn</text:p>
              </table:table-cell>
              <table:table-cell table:style-name="ce164" office:value-type="float" office:value="2">
                <text:p>2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02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3"/>
              <table:covered-table-cell table:number-columns-repeated="2" table:style-name="Default"/>
              <table:covered-table-cell table:number-columns-repeated="2" table:style-name="ce93"/>
              <table:table-cell table:style-name="ce130" office:value-type="string">
                <text:p><text:s/>Nu</text:p>
              </table:table-cell>
              <table:table-cell table:style-name="ce164" office:value-type="float" office:value="3">
                <text:p>3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6"/>
              <table:table-cell table:style-name="ce222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number-columns-repeated="2" table:style-name="ce24"/>
              <table:covered-table-cell table:style-name="ce63"/>
              <table:covered-table-cell table:number-columns-repeated="3" table:style-name="ce92"/>
              <table:table-cell table:style-name="ce144" office:value-type="string">
                <text:p><text:s/>MC0_MemTestCtrl</text:p>
              </table:table-cell>
              <table:table-cell table:style-name="ce174" office:value-type="string">
                <text:p>5:4</text:p>
              </table:table-cell>
              <table:table-cell table:style-name="ce174" office:value-type="string">
                <text:p>RW</text:p>
              </table:table-cell>
              <table:table-cell table:style-name="ce174" office:value-type="string">
                <text:p>0x0</text:p>
              </table:table-cell>
              <table:table-cell table:style-name="ce217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number-columns-repeated="2" table:style-name="ce23"/>
              <table:covered-table-cell table:number-columns-repeated="2" table:style-name="Default"/>
              <table:covered-table-cell table:number-columns-repeated="2" table:style-name="ce93"/>
              <table:table-cell table:style-name="ce145" office:value-type="string">
                <text:p><text:s/>MC1_MemTestCtrl</text:p>
              </table:table-cell>
              <table:table-cell table:style-name="ce175" office:value-type="string">
                <text:p>7:6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18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22" table:number-columns-repeated="1007"/>
              <table:table-cell table:number-columns-repeated="5"/>
            </table:table-row>
          </table:table-row-group>
          <table:table-row table:style-name="ro20" table:visibility="collapse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<text:s/>Status Register #1</text:p>
            </table:table-cell>
            <table:covered-table-cell table:number-columns-repeated="3" table:style-name="ce93"/>
            <table:covered-table-cell table:number-columns-repeated="5" table:style-name="Default"/>
            <table:table-cell table:style-name="ce222" table:number-columns-repeated="1007"/>
            <table:table-cell table:number-columns-repeated="5"/>
          </table:table-row>
          <table:table-row-group table:display="false">
            <table:table-row table:style-name="ro20" table:visibility="collapse">
              <table:table-cell/>
              <table:covered-table-cell table:number-columns-repeated="2" table:style-name="Default"/>
              <table:table-cell table:style-name="ce62" office:value-type="string" table:number-columns-spanned="1" table:number-rows-spanned="7">
                <text:p><text:s/>STAT_1</text:p>
              </table:table-cell>
              <table:table-cell table:style-name="ce49" office:value-type="string" table:number-columns-spanned="1" table:number-rows-spanned="7">
                <text:p>0x06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O</text:p>
              </table:table-cell>
              <table:table-cell table:style-name="ce142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76"/>
              <table:covered-table-cell table:style-name="ce219"/>
              <table:table-cell table:number-columns-repeated="1012"/>
            </table:table-row>
            <table:table-row table:style-name="ro20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3"/>
              <table:covered-table-cell table:number-columns-repeated="2" table:style-name="Default"/>
              <table:table-cell table:style-name="ce146" office:value-type="string">
                <text:p><text:s/>Nu</text:p>
              </table:table-cell>
              <table:table-cell table:style-name="ce164" office:value-type="float" office:value="0">
                <text:p>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6"/>
              <table:table-cell table:style-name="ce222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3"/>
              <table:covered-table-cell table:number-columns-repeated="2" table:style-name="Default"/>
              <table:table-cell table:style-name="ce146" office:value-type="string">
                <text:p><text:s/>Nu</text:p>
              </table:table-cell>
              <table:table-cell table:style-name="ce164" office:value-type="float" office:value="1">
                <text:p>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6"/>
              <table:table-cell table:style-name="ce222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3"/>
              <table:covered-table-cell table:number-columns-repeated="2" table:style-name="Default"/>
              <table:table-cell table:style-name="ce146" office:value-type="string">
                <text:p><text:s/>Nu</text:p>
              </table:table-cell>
              <table:table-cell table:style-name="ce164" office:value-type="float" office:value="2">
                <text:p>2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6"/>
              <table:table-cell table:style-name="ce222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number-columns-repeated="3" table:style-name="ce93"/>
              <table:table-cell table:style-name="ce146" office:value-type="string">
                <text:p><text:s/>Nu</text:p>
              </table:table-cell>
              <table:table-cell table:style-name="ce164" office:value-type="float" office:value="3">
                <text:p>3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6"/>
              <table:table-cell table:style-name="ce222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Default"/>
              <table:covered-table-cell table:style-name="ce17"/>
              <table:covered-table-cell table:style-name="Default"/>
              <table:covered-table-cell table:style-name="ce93" office:value-type="string">
                <text:p>0x05</text:p>
              </table:covered-table-cell>
              <table:covered-table-cell table:number-columns-repeated="2" table:style-name="ce92"/>
              <table:table-cell table:style-name="ce147" office:value-type="string">
                <text:p><text:s/>MC0_MemTestStat</text:p>
              </table:table-cell>
              <table:table-cell table:style-name="ce177" office:value-type="string">
                <text:p>5:4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</text:p>
              </table:table-cell>
              <table:table-cell table:style-name="ce217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24" table:visibility="collapse">
              <table:table-cell/>
              <table:covered-table-cell table:number-columns-repeated="2" table:style-name="ce17"/>
              <table:covered-table-cell table:style-name="Default"/>
              <table:covered-table-cell table:number-columns-repeated="3" table:style-name="ce93"/>
              <table:table-cell table:style-name="ce148" office:value-type="string">
                <text:p><text:s/>MC1_MemTestStat</text:p>
              </table:table-cell>
              <table:table-cell table:style-name="ce178" office:value-type="string">
                <text:p>7:6</text:p>
              </table:table-cell>
              <table:table-cell table:style-name="ce185" office:value-type="string">
                <text:p>RW</text:p>
              </table:table-cell>
              <table:table-cell table:style-name="ce185" office:value-type="string">
                <text:p>0x0</text:p>
              </table:table-cell>
              <table:table-cell table:style-name="ce218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22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<text:s/>Control Register #2</text:p>
            </table:table-cell>
            <table:covered-table-cell table:number-columns-repeated="3" table:style-name="ce93"/>
            <table:covered-table-cell table:number-columns-repeated="5" table:style-name="Default"/>
            <table:table-cell table:style-name="ce222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Default"/>
              <table:table-cell table:style-name="ce62" office:value-type="string" table:number-columns-spanned="1" table:number-rows-spanned="7">
                <text:p><text:s/>CTRL_2</text:p>
              </table:table-cell>
              <table:table-cell table:style-name="ce49" office:value-type="string" table:number-columns-spanned="1" table:number-rows-spanned="7">
                <text:p>0x07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W</text:p>
              </table:table-cell>
              <table:table-cell table:style-name="ce142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76"/>
              <table:covered-table-cell table:style-name="ce219"/>
              <table:table-cell table:number-columns-repeated="1012"/>
            </table:table-row>
            <table:table-row table:style-name="ro25" table:visibility="collapse">
              <table:table-cell/>
              <table:covered-table-cell table:number-columns-repeated="6" table:style-name="Default"/>
              <table:table-cell table:style-name="ce149" office:value-type="string">
                <text:p><text:s/>ROLE_UdpEchoCtrl</text:p>
              </table:table-cell>
              <table:table-cell table:style-name="ce177" office:value-type="string">
                <text:p>1:0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0</text:p>
              </table:table-cell>
              <table:table-cell table:style-name="ce220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isable UDP echo function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26" table:visibility="collapse">
              <table:table-cell/>
              <table:covered-table-cell table:number-columns-repeated="6" table:style-name="Default"/>
              <table:table-cell table:style-name="ce149" office:value-type="string">
                <text:p><text:s/>ROLE_UdpPostPktEn</text:p>
              </table:table-cell>
              <table:table-cell table:style-name="ce179" office:value-type="float" office:value="2">
                <text:p>2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0</text:p>
              </table:table-cell>
              <table:table-cell table:style-name="ce202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27" table:visibility="collapse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3"/>
              <table:table-cell table:style-name="ce149" office:value-type="string">
                <text:p><text:s/>ROLE_UdpCaptPktEn</text:p>
              </table:table-cell>
              <table:table-cell table:style-name="ce179" office:value-type="float" office:value="3">
                <text:p>3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0</text:p>
              </table:table-cell>
              <table:table-cell table:style-name="ce202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number-columns-repeated="4" table:style-name="Default"/>
              <table:covered-table-cell table:number-columns-repeated="2" table:style-name="ce93"/>
              <table:table-cell table:style-name="ce149" office:value-type="string">
                <text:p><text:s/>ROLE_TcpEchoCtrl</text:p>
              </table:table-cell>
              <table:table-cell table:style-name="ce177" office:value-type="string">
                <text:p>5:4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0</text:p>
              </table:table-cell>
              <table:table-cell table:style-name="ce220" office:value-type="string">
                <text:p>Set this field to enable/disable the TCP echo function of the Flash's role.</text:p>
                <text:p><text:s text:c="4"/>[00] Disables the TCP echo function.</text:p>
                <text:p><text:s text:c="4"/>[01] Enable the TCP echo function in pass-through mode.</text:p>
                <text:p><text:s text:c="4"/>[10] Enable the TCP echo function in store-and-forward mode</text:p>
                <text:p><text:s text:c="4"/>[11] Reserved.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3"/>
              <table:table-cell table:style-name="ce149" office:value-type="string">
                <text:p><text:s/>ROLE_TcpPostPktEn</text:p>
              </table:table-cell>
              <table:table-cell table:style-name="ce179" office:value-type="float" office:value="6">
                <text:p>6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0</text:p>
              </table:table-cell>
              <table:table-cell table:style-name="ce202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3"/>
              <table:table-cell table:style-name="ce150" office:value-type="string">
                <text:p><text:s/>ROLE_TcpCaptPktEn</text:p>
              </table:table-cell>
              <table:table-cell table:style-name="ce180" office:value-type="float" office:value="7">
                <text:p>7</text:p>
              </table:table-cell>
              <table:table-cell table:style-name="ce185" office:value-type="string">
                <text:p>RW</text:p>
              </table:table-cell>
              <table:table-cell table:style-name="ce185" office:value-type="string">
                <text:p>0x00</text:p>
              </table:table-cell>
              <table:table-cell table:style-name="ce204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22" table:number-columns-repeated="1007"/>
              <table:table-cell table:number-columns-repeated="5"/>
            </table:table-row>
          </table:table-row-group>
        </table:table-row-group>
        <table:table-row table:style-name="ro20">
          <table:table-cell/>
          <table:table-cell table:style-name="ce17" table:number-columns-repeated="2"/>
          <table:table-cell table:style-name="ce65"/>
          <table:table-cell table:style-name="ce93" table:number-columns-repeated="3"/>
          <table:table-cell table:style-name="Default" table:number-columns-repeated="5"/>
          <table:table-cell table:style-name="ce222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 table:style-name="ce65"/>
          <table:covered-table-cell table:number-columns-repeated="3" table:style-name="ce93"/>
          <table:covered-table-cell table:number-columns-repeated="5" table:style-name="Default"/>
          <table:table-cell table:style-name="ce222" table:number-columns-repeated="1007"/>
          <table:table-cell table:number-columns-repeated="5"/>
        </table:table-row>
        <table:table-row-group table:display="false">
          <table:table-row table:style-name="ro5" table:visibility="collapse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<text:s/>Page Register</text:p>
            </table:table-cell>
            <table:covered-table-cell table:number-columns-repeated="3" table:style-name="ce93"/>
            <table:covered-table-cell table:number-columns-repeated="5"/>
            <table:table-cell table:style-name="ce222" table:number-columns-repeated="1007"/>
            <table:table-cell table:number-columns-repeated="5"/>
          </table:table-row>
          <table:table-row table:style-name="ro20" table:visibility="collapse">
            <table:table-cell/>
            <table:covered-table-cell table:style-name="ce26"/>
            <table:covered-table-cell table:style-name="ce23"/>
            <table:table-cell table:style-name="ce62" office:value-type="string" table:number-columns-spanned="1" table:number-rows-spanned="2">
              <text:p><text:s/>SELECT</text:p>
            </table:table-cell>
            <table:table-cell table:style-name="ce49" office:value-type="string" table:number-columns-spanned="1" table:number-rows-spanned="2">
              <text:p>0x7F</text:p>
            </table:table-cell>
            <table:table-cell table:style-name="ce49" office:value-type="float" office:value="1" table:number-columns-spanned="1" table:number-rows-spanned="2">
              <text:p>1</text:p>
            </table:table-cell>
            <table:table-cell table:style-name="ce49" office:value-type="string" table:number-columns-spanned="1" table:number-rows-spanned="2">
              <text:p>RW</text:p>
            </table:table-cell>
            <table:table-cell table:style-name="ce135" office:value-type="string" table:number-columns-spanned="5" table:number-rows-spanned="1">
              <text:p><text:s/>Extended Page Select Register</text:p>
            </table:table-cell>
            <table:covered-table-cell table:style-name="ce162"/>
            <table:covered-table-cell table:number-columns-repeated="2" table:style-name="ce152"/>
            <table:covered-table-cell table:style-name="ce190"/>
            <table:table-cell table:number-columns-repeated="1012"/>
          </table:table-row>
          <table:table-row table:style-name="ro6" table:visibility="collapse">
            <table:table-cell/>
            <table:covered-table-cell table:style-name="ce27"/>
            <table:covered-table-cell table:style-name="ce46"/>
            <table:covered-table-cell table:style-name="ce71"/>
            <table:covered-table-cell table:style-name="ce95"/>
            <table:covered-table-cell table:number-columns-repeated="2" table:style-name="ce49"/>
            <table:table-cell table:style-name="ce128" office:value-type="string">
              <text:p><text:s/>Data</text:p>
            </table:table-cell>
            <table:table-cell table:style-name="ce168" office:value-type="string">
              <text:p>7:0</text:p>
            </table:table-cell>
            <table:table-cell table:style-name="ce158" office:value-type="string">
              <text:p>RW</text:p>
            </table:table-cell>
            <table:table-cell table:style-name="ce158" office:value-type="string">
              <text:p>0x0</text:p>
            </table:table-cell>
            <table:table-cell table:style-name="ce197" office:value-type="string">
              <text:p><text:s text:c="6"/></text:p>
            </table:table-cell>
            <table:table-cell table:style-name="ce222" table:number-columns-repeated="1007"/>
            <table:table-cell table:number-columns-repeated="5"/>
          </table:table-row>
        </table:table-row-group>
        <table:table-row table:style-name="ro1">
          <table:table-cell/>
          <table:table-cell table:style-name="ce18" table:number-columns-repeated="2"/>
          <table:table-cell table:style-name="ce63"/>
          <table:table-cell table:style-name="ce92" table:number-columns-repeated="3"/>
          <table:table-cell table:number-columns-repeated="5"/>
          <table:table-cell table:style-name="ce221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 table:style-name="ce65"/>
          <table:table-cell table:style-name="ce93" table:number-columns-repeated="3"/>
          <table:table-cell table:number-columns-repeated="5"/>
          <table:table-cell table:style-name="ce222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9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5/16/2019</text:date>, <text:time>17:0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9-05-16T17:00:20.24</dc:date>
    <dc:creator>Francois Abel</dc:creator>
    <meta:editing-duration>P12DT19H19M40S</meta:editing-duration>
    <meta:editing-cycles>130</meta:editing-cycles>
    <meta:generator>OpenOffice/4.1.3$Win32 OpenOffice.org_project/413m1$Build-9783</meta:generator>
    <meta:document-statistic meta:table-count="1" meta:cell-count="495" meta:object-count="0"/>
  </office:meta>
</office:document-meta>
</file>